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esignPatterns" style:family="table">
      <style:table-properties style:width="17cm" table:align="margins"/>
    </style:style>
    <style:style style:name="DesignPatterns.A" style:family="table-column">
      <style:table-column-properties style:column-width="5.667cm" style:rel-column-width="21845*"/>
    </style:style>
    <style:style style:name="DesignPatterns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signPatterns.C1" style:family="table-cell">
      <style:table-cell-properties fo:background-color="#83caff" fo:padding="0.097cm" fo:border="0.05pt solid #000000">
        <style:background-image/>
      </style:table-cell-properties>
    </style:style>
    <style:style style:name="DesignPatterns.A2" style:family="table-cell">
      <style:table-cell-properties fo:background-color="#7da647" fo:padding="0.097cm" fo:border-left="0.05pt solid #000000" fo:border-right="none" fo:border-top="none" fo:border-bottom="0.05pt solid #000000">
        <style:background-image/>
      </style:table-cell-properties>
    </style:style>
    <style:style style:name="DesignPatterns.B2" style:family="table-cell">
      <style:table-cell-properties fo:padding="0.097cm" fo:border-left="0.05pt solid #000000" fo:border-right="none" fo:border-top="none" fo:border-bottom="0.05pt solid #000000"/>
    </style:style>
    <style:style style:name="DesignPatterns.C2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3" style:family="table-cell">
      <style:table-cell-properties fo:padding="0.097cm" fo:border-left="0.05pt solid #000000" fo:border-right="none" fo:border-top="none" fo:border-bottom="0.05pt solid #000000"/>
    </style:style>
    <style:style style:name="DesignPatterns.C3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4" style:family="table-cell">
      <style:table-cell-properties fo:padding="0.097cm" fo:border-left="0.05pt solid #000000" fo:border-right="none" fo:border-top="none" fo:border-bottom="0.05pt solid #000000"/>
    </style:style>
    <style:style style:name="DesignPatterns.C4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5" style:family="table-cell">
      <style:table-cell-properties fo:padding="0.097cm" fo:border-left="0.05pt solid #000000" fo:border-right="none" fo:border-top="none" fo:border-bottom="0.05pt solid #000000"/>
    </style:style>
    <style:style style:name="DesignPatterns.C5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6" style:family="table-cell">
      <style:table-cell-properties fo:padding="0.097cm" fo:border-left="0.05pt solid #000000" fo:border-right="none" fo:border-top="none" fo:border-bottom="0.05pt solid #000000"/>
    </style:style>
    <style:style style:name="DesignPatterns.C6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7" style:family="table-cell">
      <style:table-cell-properties fo:padding="0.097cm" fo:border-left="0.05pt solid #000000" fo:border-right="none" fo:border-top="none" fo:border-bottom="0.05pt solid #000000"/>
    </style:style>
    <style:style style:name="DesignPatterns.C7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8" style:family="table-cell">
      <style:table-cell-properties fo:padding="0.097cm" fo:border-left="0.05pt solid #000000" fo:border-right="none" fo:border-top="none" fo:border-bottom="0.05pt solid #000000"/>
    </style:style>
    <style:style style:name="DesignPatterns.C8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9" style:family="table-cell">
      <style:table-cell-properties fo:padding="0.097cm" fo:border-left="0.05pt solid #000000" fo:border-right="none" fo:border-top="none" fo:border-bottom="0.05pt solid #000000"/>
    </style:style>
    <style:style style:name="DesignPatterns.C9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10" style:family="table-cell">
      <style:table-cell-properties fo:padding="0.097cm" fo:border-left="0.05pt solid #000000" fo:border-right="none" fo:border-top="none" fo:border-bottom="0.05pt solid #000000"/>
    </style:style>
    <style:style style:name="DesignPatterns.C10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11" style:family="table-cell">
      <style:table-cell-properties fo:padding="0.097cm" fo:border-left="0.05pt solid #000000" fo:border-right="none" fo:border-top="none" fo:border-bottom="0.05pt solid #000000"/>
    </style:style>
    <style:style style:name="DesignPatterns.C11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12" style:family="table-cell">
      <style:table-cell-properties fo:padding="0.097cm" fo:border-left="0.05pt solid #000000" fo:border-right="none" fo:border-top="none" fo:border-bottom="0.05pt solid #000000"/>
    </style:style>
    <style:style style:name="DesignPatterns.C12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13" style:family="table-cell">
      <style:table-cell-properties fo:padding="0.097cm" fo:border-left="0.05pt solid #000000" fo:border-right="none" fo:border-top="none" fo:border-bottom="0.05pt solid #000000"/>
    </style:style>
    <style:style style:name="DesignPatterns.C13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B14" style:family="table-cell">
      <style:table-cell-properties fo:padding="0.097cm" fo:border-left="0.05pt solid #000000" fo:border-right="none" fo:border-top="none" fo:border-bottom="0.05pt solid #000000"/>
    </style:style>
    <style:style style:name="DesignPatterns.C14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15" style:family="table-cell">
      <style:table-cell-properties fo:padding="0.097cm" fo:border-left="0.05pt solid #000000" fo:border-right="none" fo:border-top="none" fo:border-bottom="0.05pt solid #000000"/>
    </style:style>
    <style:style style:name="DesignPatterns.B15" style:family="table-cell">
      <style:table-cell-properties fo:padding="0.097cm" fo:border-left="0.05pt solid #000000" fo:border-right="none" fo:border-top="none" fo:border-bottom="0.05pt solid #000000"/>
    </style:style>
    <style:style style:name="DesignPatterns.C15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16" style:family="table-cell">
      <style:table-cell-properties fo:padding="0.097cm" fo:border-left="0.05pt solid #000000" fo:border-right="none" fo:border-top="none" fo:border-bottom="0.05pt solid #000000"/>
    </style:style>
    <style:style style:name="DesignPatterns.B16" style:family="table-cell">
      <style:table-cell-properties fo:padding="0.097cm" fo:border-left="0.05pt solid #000000" fo:border-right="none" fo:border-top="none" fo:border-bottom="0.05pt solid #000000"/>
    </style:style>
    <style:style style:name="DesignPatterns.C16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17" style:family="table-cell">
      <style:table-cell-properties fo:padding="0.097cm" fo:border-left="0.05pt solid #000000" fo:border-right="none" fo:border-top="none" fo:border-bottom="0.05pt solid #000000"/>
    </style:style>
    <style:style style:name="DesignPatterns.B17" style:family="table-cell">
      <style:table-cell-properties fo:padding="0.097cm" fo:border-left="0.05pt solid #000000" fo:border-right="none" fo:border-top="none" fo:border-bottom="0.05pt solid #000000"/>
    </style:style>
    <style:style style:name="DesignPatterns.C17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18" style:family="table-cell">
      <style:table-cell-properties fo:padding="0.097cm" fo:border-left="0.05pt solid #000000" fo:border-right="none" fo:border-top="none" fo:border-bottom="0.05pt solid #000000"/>
    </style:style>
    <style:style style:name="DesignPatterns.B18" style:family="table-cell">
      <style:table-cell-properties fo:padding="0.097cm" fo:border-left="0.05pt solid #000000" fo:border-right="none" fo:border-top="none" fo:border-bottom="0.05pt solid #000000"/>
    </style:style>
    <style:style style:name="DesignPatterns.C18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19" style:family="table-cell">
      <style:table-cell-properties fo:padding="0.097cm" fo:border-left="0.05pt solid #000000" fo:border-right="none" fo:border-top="none" fo:border-bottom="0.05pt solid #000000"/>
    </style:style>
    <style:style style:name="DesignPatterns.B19" style:family="table-cell">
      <style:table-cell-properties fo:padding="0.097cm" fo:border-left="0.05pt solid #000000" fo:border-right="none" fo:border-top="none" fo:border-bottom="0.05pt solid #000000"/>
    </style:style>
    <style:style style:name="DesignPatterns.C19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20" style:family="table-cell">
      <style:table-cell-properties fo:padding="0.097cm" fo:border-left="0.05pt solid #000000" fo:border-right="none" fo:border-top="none" fo:border-bottom="0.05pt solid #000000"/>
    </style:style>
    <style:style style:name="DesignPatterns.B20" style:family="table-cell">
      <style:table-cell-properties fo:padding="0.097cm" fo:border-left="0.05pt solid #000000" fo:border-right="none" fo:border-top="none" fo:border-bottom="0.05pt solid #000000"/>
    </style:style>
    <style:style style:name="DesignPatterns.C20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21" style:family="table-cell">
      <style:table-cell-properties fo:padding="0.097cm" fo:border-left="0.05pt solid #000000" fo:border-right="none" fo:border-top="none" fo:border-bottom="0.05pt solid #000000"/>
    </style:style>
    <style:style style:name="DesignPatterns.B21" style:family="table-cell">
      <style:table-cell-properties fo:padding="0.097cm" fo:border-left="0.05pt solid #000000" fo:border-right="none" fo:border-top="none" fo:border-bottom="0.05pt solid #000000"/>
    </style:style>
    <style:style style:name="DesignPatterns.C21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22" style:family="table-cell">
      <style:table-cell-properties fo:padding="0.097cm" fo:border-left="0.05pt solid #000000" fo:border-right="none" fo:border-top="none" fo:border-bottom="0.05pt solid #000000"/>
    </style:style>
    <style:style style:name="DesignPatterns.B22" style:family="table-cell">
      <style:table-cell-properties fo:padding="0.097cm" fo:border-left="0.05pt solid #000000" fo:border-right="none" fo:border-top="none" fo:border-bottom="0.05pt solid #000000"/>
    </style:style>
    <style:style style:name="DesignPatterns.C22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23" style:family="table-cell">
      <style:table-cell-properties fo:padding="0.097cm" fo:border-left="0.05pt solid #000000" fo:border-right="none" fo:border-top="none" fo:border-bottom="0.05pt solid #000000"/>
    </style:style>
    <style:style style:name="DesignPatterns.B23" style:family="table-cell">
      <style:table-cell-properties fo:padding="0.097cm" fo:border-left="0.05pt solid #000000" fo:border-right="none" fo:border-top="none" fo:border-bottom="0.05pt solid #000000"/>
    </style:style>
    <style:style style:name="DesignPatterns.C23" style:family="table-cell">
      <style:table-cell-properties fo:padding="0.097cm" fo:border-left="0.05pt solid #000000" fo:border-right="0.05pt solid #000000" fo:border-top="none" fo:border-bottom="0.05pt solid #000000"/>
    </style:style>
    <style:style style:name="DesignPatterns.A24" style:family="table-cell">
      <style:table-cell-properties fo:padding="0.097cm" fo:border-left="0.05pt solid #000000" fo:border-right="none" fo:border-top="none" fo:border-bottom="0.05pt solid #000000"/>
    </style:style>
    <style:style style:name="DesignPatterns.B24" style:family="table-cell">
      <style:table-cell-properties fo:padding="0.097cm" fo:border-left="0.05pt solid #000000" fo:border-right="none" fo:border-top="none" fo:border-bottom="0.05pt solid #000000"/>
    </style:style>
    <style:style style:name="DesignPatterns.C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54f2" officeooo:paragraph-rsid="001654f2"/>
    </style:style>
    <style:style style:name="P2" style:family="paragraph" style:parent-style-name="Table_20_Contents">
      <style:paragraph-properties fo:text-align="center" style:justify-single-word="false"/>
      <style:text-properties officeooo:rsid="001654f2" officeooo:paragraph-rsid="001654f2"/>
    </style:style>
    <style:style style:name="P3" style:family="paragraph" style:parent-style-name="Table_20_Contents">
      <style:text-properties officeooo:rsid="0017672f" officeooo:paragraph-rsid="0017672f"/>
    </style:style>
    <style:style style:name="P4" style:family="paragraph" style:parent-style-name="Table_20_Contents">
      <style:text-properties officeooo:rsid="00178342" officeooo:paragraph-rsid="00178342"/>
    </style:style>
    <style:style style:name="P5" style:family="paragraph" style:parent-style-name="Table_20_Contents">
      <style:text-properties officeooo:rsid="0017a12c" officeooo:paragraph-rsid="0017a12c"/>
    </style:style>
    <style:style style:name="P6" style:family="paragraph" style:parent-style-name="Table_20_Contents">
      <style:text-properties officeooo:rsid="0018d22e" officeooo:paragraph-rsid="0018d22e"/>
    </style:style>
    <style:style style:name="T1" style:family="text">
      <style:text-properties officeooo:rsid="001a00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esignPatterns" table:style-name="DesignPatterns">
        <table:table-column table:style-name="DesignPatterns.A" table:number-columns-repeated="3"/>
        <table:table-row>
          <table:table-cell table:style-name="DesignPatterns.A1" office:value-type="string">
            <text:p text:style-name="P2">Purpose</text:p>
          </table:table-cell>
          <table:table-cell table:style-name="DesignPatterns.A1" office:value-type="string">
            <text:p text:style-name="P2">Design Pattern</text:p>
          </table:table-cell>
          <table:table-cell table:style-name="DesignPatterns.C1" office:value-type="string">
            <text:p text:style-name="P2">Aspect(s) That <text:span text:style-name="T1">C</text:span>an Vary</text:p>
          </table:table-cell>
        </table:table-row>
        <table:table-row>
          <table:table-cell table:style-name="DesignPatterns.A2" table:number-rows-spanned="5" office:value-type="string">
            <text:p text:style-name="P1">Creational</text:p>
          </table:table-cell>
          <table:table-cell table:style-name="DesignPatterns.B24" office:value-type="string">
            <text:p text:style-name="P1">Abstract Factory (99)</text:p>
          </table:table-cell>
          <table:table-cell table:style-name="DesignPatterns.C24" office:value-type="string">
            <text:p text:style-name="P3">families of product objects</text:p>
          </table:table-cell>
        </table:table-row>
        <table:table-row>
          <table:covered-table-cell/>
          <table:table-cell table:style-name="DesignPatterns.B24" office:value-type="string">
            <text:p text:style-name="P3">Builder (110)</text:p>
          </table:table-cell>
          <table:table-cell table:style-name="DesignPatterns.C24" office:value-type="string">
            <text:p text:style-name="P3">how a composite object gets created</text:p>
          </table:table-cell>
        </table:table-row>
        <table:table-row>
          <table:covered-table-cell/>
          <table:table-cell table:style-name="DesignPatterns.B24" office:value-type="string">
            <text:p text:style-name="P3">Factory Method (121)</text:p>
          </table:table-cell>
          <table:table-cell table:style-name="DesignPatterns.C24" office:value-type="string">
            <text:p text:style-name="P3">subclass of object that is instantiated</text:p>
          </table:table-cell>
        </table:table-row>
        <table:table-row>
          <table:covered-table-cell/>
          <table:table-cell table:style-name="DesignPatterns.B24" office:value-type="string">
            <text:p text:style-name="P3">Prototype (133)</text:p>
          </table:table-cell>
          <table:table-cell table:style-name="DesignPatterns.C24" office:value-type="string">
            <text:p text:style-name="P3">class of object that is instantiated</text:p>
          </table:table-cell>
        </table:table-row>
        <table:table-row>
          <table:covered-table-cell/>
          <table:table-cell table:style-name="DesignPatterns.B24" office:value-type="string">
            <text:p text:style-name="P3">Singleton (144)</text:p>
          </table:table-cell>
          <table:table-cell table:style-name="DesignPatterns.C24" office:value-type="string">
            <text:p text:style-name="P3">the sole instance of a class</text:p>
          </table:table-cell>
        </table:table-row>
        <table:table-row>
          <table:table-cell table:style-name="DesignPatterns.A2" table:number-rows-spanned="7" office:value-type="string">
            <text:p text:style-name="P1">Structural</text:p>
          </table:table-cell>
          <table:table-cell table:style-name="DesignPatterns.B24" office:value-type="string">
            <text:p text:style-name="P3">Adapter (157)</text:p>
          </table:table-cell>
          <table:table-cell table:style-name="DesignPatterns.C24" office:value-type="string">
            <text:p text:style-name="P3">interface to an object</text:p>
          </table:table-cell>
        </table:table-row>
        <table:table-row>
          <table:covered-table-cell/>
          <table:table-cell table:style-name="DesignPatterns.B24" office:value-type="string">
            <text:p text:style-name="P3">Bridge (171)</text:p>
          </table:table-cell>
          <table:table-cell table:style-name="DesignPatterns.C24" office:value-type="string">
            <text:p text:style-name="P3">implementation of an object</text:p>
          </table:table-cell>
        </table:table-row>
        <table:table-row>
          <table:covered-table-cell/>
          <table:table-cell table:style-name="DesignPatterns.B24" office:value-type="string">
            <text:p text:style-name="P3">Composite (183)</text:p>
          </table:table-cell>
          <table:table-cell table:style-name="DesignPatterns.C24" office:value-type="string">
            <text:p text:style-name="P3">structure and composition of an object</text:p>
          </table:table-cell>
        </table:table-row>
        <table:table-row>
          <table:covered-table-cell/>
          <table:table-cell table:style-name="DesignPatterns.B24" office:value-type="string">
            <text:p text:style-name="P3">Decorator (196)</text:p>
          </table:table-cell>
          <table:table-cell table:style-name="DesignPatterns.C24" office:value-type="string">
            <text:p text:style-name="P3">Responsibilities of an object without subclassing</text:p>
          </table:table-cell>
        </table:table-row>
        <table:table-row>
          <table:covered-table-cell/>
          <table:table-cell table:style-name="DesignPatterns.B24" office:value-type="string">
            <text:p text:style-name="P3">Facade (208)</text:p>
          </table:table-cell>
          <table:table-cell table:style-name="DesignPatterns.C24" office:value-type="string">
            <text:p text:style-name="P3">interface to a subsystem</text:p>
          </table:table-cell>
        </table:table-row>
        <table:table-row>
          <table:covered-table-cell/>
          <table:table-cell table:style-name="DesignPatterns.B24" office:value-type="string">
            <text:p text:style-name="P3">Flyweight (218)</text:p>
          </table:table-cell>
          <table:table-cell table:style-name="DesignPatterns.C24" office:value-type="string">
            <text:p text:style-name="P3">storage costs of objects</text:p>
          </table:table-cell>
        </table:table-row>
        <table:table-row>
          <table:covered-table-cell/>
          <table:table-cell table:style-name="DesignPatterns.B24" office:value-type="string">
            <text:p text:style-name="P3">Proxy (233)</text:p>
          </table:table-cell>
          <table:table-cell table:style-name="DesignPatterns.C24" office:value-type="string">
            <text:p text:style-name="P3">how an object is accessed; its location</text:p>
          </table:table-cell>
        </table:table-row>
        <table:table-row>
          <table:table-cell table:style-name="DesignPatterns.A2" table:number-rows-spanned="11" office:value-type="string">
            <text:p text:style-name="P1">Behavioral</text:p>
          </table:table-cell>
          <table:table-cell table:style-name="DesignPatterns.B24" office:value-type="string">
            <text:p text:style-name="P4">Chain of Responsibility (251)</text:p>
          </table:table-cell>
          <table:table-cell table:style-name="DesignPatterns.C24" office:value-type="string">
            <text:p text:style-name="P4">object that can fulfill a request</text:p>
          </table:table-cell>
        </table:table-row>
        <table:table-row>
          <table:covered-table-cell/>
          <table:table-cell table:style-name="DesignPatterns.B24" office:value-type="string">
            <text:p text:style-name="P4">Command (263)</text:p>
          </table:table-cell>
          <table:table-cell table:style-name="DesignPatterns.C24" office:value-type="string">
            <text:p text:style-name="P4">when and how a request is fulfilled</text:p>
          </table:table-cell>
        </table:table-row>
        <table:table-row>
          <table:covered-table-cell/>
          <table:table-cell table:style-name="DesignPatterns.B24" office:value-type="string">
            <text:p text:style-name="P4">Interpreter (274)</text:p>
          </table:table-cell>
          <table:table-cell table:style-name="DesignPatterns.C24" office:value-type="string">
            <text:p text:style-name="P4">grammar and interpretation of a language</text:p>
          </table:table-cell>
        </table:table-row>
        <table:table-row>
          <table:covered-table-cell/>
          <table:table-cell table:style-name="DesignPatterns.B24" office:value-type="string">
            <text:p text:style-name="P4">Iterator (289)</text:p>
          </table:table-cell>
          <table:table-cell table:style-name="DesignPatterns.C24" office:value-type="string">
            <text:p text:style-name="P4">how an aggregate's elements are accessed, traversed</text:p>
          </table:table-cell>
        </table:table-row>
        <table:table-row>
          <table:covered-table-cell/>
          <table:table-cell table:style-name="DesignPatterns.B24" office:value-type="string">
            <text:p text:style-name="P4">Mediator (305)</text:p>
          </table:table-cell>
          <table:table-cell table:style-name="DesignPatterns.C24" office:value-type="string">
            <text:p text:style-name="P4">how and which objects interact with each other</text:p>
          </table:table-cell>
        </table:table-row>
        <table:table-row>
          <table:covered-table-cell/>
          <table:table-cell table:style-name="DesignPatterns.B24" office:value-type="string">
            <text:p text:style-name="P4">Memento (316)</text:p>
          </table:table-cell>
          <table:table-cell table:style-name="DesignPatterns.C24" office:value-type="string">
            <text:p text:style-name="P4">what private information is stored outside an object, and when</text:p>
          </table:table-cell>
        </table:table-row>
        <table:table-row>
          <table:covered-table-cell/>
          <table:table-cell table:style-name="DesignPatterns.B24" office:value-type="string">
            <text:p text:style-name="P5">Observer (326)</text:p>
          </table:table-cell>
          <table:table-cell table:style-name="DesignPatterns.C24" office:value-type="string">
            <text:p text:style-name="P5">number of objects that depend on another object; how the dependent objects stay up todate</text:p>
          </table:table-cell>
        </table:table-row>
        <table:table-row>
          <table:covered-table-cell/>
          <table:table-cell table:style-name="DesignPatterns.B24" office:value-type="string">
            <text:p text:style-name="P6">State (338)</text:p>
          </table:table-cell>
          <table:table-cell table:style-name="DesignPatterns.C24" office:value-type="string">
            <text:p text:style-name="P6">states of an object</text:p>
          </table:table-cell>
        </table:table-row>
        <table:table-row>
          <table:covered-table-cell/>
          <table:table-cell table:style-name="DesignPatterns.B24" office:value-type="string">
            <text:p text:style-name="P6">Strategy (349)</text:p>
          </table:table-cell>
          <table:table-cell table:style-name="DesignPatterns.C24" office:value-type="string">
            <text:p text:style-name="P6">an algorithm</text:p>
          </table:table-cell>
        </table:table-row>
        <table:table-row>
          <table:covered-table-cell/>
          <table:table-cell table:style-name="DesignPatterns.B24" office:value-type="string">
            <text:p text:style-name="P6">Template Method (360)</text:p>
          </table:table-cell>
          <table:table-cell table:style-name="DesignPatterns.C24" office:value-type="string">
            <text:p text:style-name="P6">steps of an algorithm</text:p>
          </table:table-cell>
        </table:table-row>
        <table:table-row>
          <table:covered-table-cell/>
          <table:table-cell table:style-name="DesignPatterns.B24" office:value-type="string">
            <text:p text:style-name="P6">Visitor (366)</text:p>
          </table:table-cell>
          <table:table-cell table:style-name="DesignPatterns.C24" office:value-type="string">
            <text:p text:style-name="P6">operations that can be applied to object(s) without changing their class(es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mk" fo:country="M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mk" fo:country="M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4:34:24.518361916</meta:creation-date>
    <meta:generator>LibreOffice/4.2.7.2$Linux_x86 LibreOffice_project/420m0$Build-2</meta:generator>
    <dc:date>2017-02-07T14:44:53.377808122</dc:date>
    <meta:editing-duration>PT7M1S</meta:editing-duration>
    <meta:editing-cycles>8</meta:editing-cycles>
    <meta:document-statistic meta:table-count="1" meta:image-count="0" meta:object-count="0" meta:page-count="1" meta:paragraph-count="52" meta:word-count="205" meta:character-count="1308" meta:non-whitespace-character-count="1144"/>
  </office:meta>
</office:document-meta>
</file>